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73cm" fo:margin-left="0cm" table:align="left"/>
    </style:style>
    <style:style style:name="Table1.A" style:family="table-column">
      <style:table-column-properties style:column-width="5.124cm"/>
    </style:style>
    <style:style style:name="Table1.B" style:family="table-column">
      <style:table-column-properties style:column-width="4.064cm"/>
    </style:style>
    <style:style style:name="Table1.C" style:family="table-column">
      <style:table-column-properties style:column-width="1.011cm"/>
    </style:style>
    <style:style style:name="Table1.D" style:family="table-column">
      <style:table-column-properties style:column-width="3.32cm"/>
    </style:style>
    <style:style style:name="Table1.E" style:family="table-column">
      <style:table-column-properties style:column-width="1.762cm"/>
    </style:style>
    <style:style style:name="Table1.F" style:family="table-column">
      <style:table-column-properties style:column-width="3.193cm"/>
    </style:style>
    <style:style style:name="Table1.A1" style:family="table-cell">
      <style:table-cell-properties fo:padding="0.051cm" fo:border="none"/>
    </style:style>
    <style:style style:name="Table1.D1" style:family="table-cell">
      <style:table-cell-properties fo:padding="0.051cm" fo:border-left="0.55pt solid #000000" fo:border-right="0.55pt solid #000000" fo:border-top="0.55pt solid #000000" fo:border-bottom="none"/>
    </style:style>
    <style:style style:name="Table1.D2" style:family="table-cell">
      <style:table-cell-properties fo:padding="0.051cm" fo:border-left="0.55pt solid #000000" fo:border-right="0.55pt solid #000000" fo:border-top="none" fo:border-bottom="none"/>
    </style:style>
    <style:style style:name="Table1.D3" style:family="table-cell">
      <style:table-cell-properties fo:padding="0.051cm" fo:border-left="none" fo:border-right="none" fo:border-top="0.55pt solid #000000" fo:border-bottom="none"/>
    </style:style>
    <style:style style:name="Table1.B7" style:family="table-cell">
      <style:table-cell-properties fo:padding="0.051cm" fo:border-left="none" fo:border-right="none" fo:border-top="none" fo:border-bottom="0.55pt solid #000000"/>
    </style:style>
    <style:style style:name="Table6" style:family="table">
      <style:table-properties style:width="18.473cm" fo:margin-left="0cm" table:align="left"/>
    </style:style>
    <style:style style:name="Table6.A" style:family="table-column">
      <style:table-column-properties style:column-width="0.504cm"/>
    </style:style>
    <style:style style:name="Table6.B" style:family="table-column">
      <style:table-column-properties style:column-width="2.201cm"/>
    </style:style>
    <style:style style:name="Table6.C" style:family="table-column">
      <style:table-column-properties style:column-width="2.189cm"/>
    </style:style>
    <style:style style:name="Table6.E" style:family="table-column">
      <style:table-column-properties style:column-width="2.007cm"/>
    </style:style>
    <style:style style:name="Table6.F" style:family="table-column">
      <style:table-column-properties style:column-width="1.997cm"/>
    </style:style>
    <style:style style:name="Table6.G" style:family="table-column">
      <style:table-column-properties style:column-width="2.499cm"/>
    </style:style>
    <style:style style:name="Table6.H" style:family="table-column">
      <style:table-column-properties style:column-width="2.3cm"/>
    </style:style>
    <style:style style:name="Table6.I" style:family="table-column">
      <style:table-column-properties style:column-width="2.574cm"/>
    </style:style>
    <style:style style:name="Table6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6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6.A3" style:family="table-cell">
      <style:table-cell-properties style:vertical-align="middle" fo:padding="0.051cm" fo:border-left="none" fo:border-right="none" fo:border-top="0.55pt solid #000000" fo:border-bottom="none"/>
    </style:style>
    <style:style style:name="Table6.4" style:family="table-row">
      <style:table-row-properties fo:keep-together="always"/>
    </style:style>
    <style:style style:name="Table6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I4" style:family="table-cell">
      <style:table-cell-properties style:vertical-align="middle" fo:padding="0.051cm" fo:border="0.05pt solid #000000"/>
    </style:style>
    <style:style style:name="Table6.A5" style:family="table-cell">
      <style:table-cell-properties style:vertical-align="middle" fo:padding="0.051cm" fo:border="none"/>
    </style:style>
    <style:style style:name="Table6.A6" style:family="table-cell">
      <style:table-cell-properties style:vertical-align="middle" fo:padding="0cm" fo:border="none"/>
    </style:style>
    <style:style style:name="Table6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2" style:family="table">
      <style:table-properties style:width="18.473cm" fo:margin-left="0cm" table:align="left"/>
    </style:style>
    <style:style style:name="Table2.A" style:family="table-column">
      <style:table-column-properties style:column-width="0.441cm"/>
    </style:style>
    <style:style style:name="Table2.B" style:family="table-column">
      <style:table-column-properties style:column-width="1.864cm"/>
    </style:style>
    <style:style style:name="Table2.C" style:family="table-column">
      <style:table-column-properties style:column-width="2.083cm"/>
    </style:style>
    <style:style style:name="Table2.D" style:family="table-column">
      <style:table-column-properties style:column-width="2.799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692cm"/>
    </style:style>
    <style:style style:name="Table2.G" style:family="table-column">
      <style:table-column-properties style:column-width="0.69cm"/>
    </style:style>
    <style:style style:name="Table2.H" style:family="table-column">
      <style:table-column-properties style:column-width="3.152cm"/>
    </style:style>
    <style:style style:name="Table2.I" style:family="table-column">
      <style:table-column-properties style:column-width="3.701cm"/>
    </style:style>
    <style:style style:name="Table2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2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2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2.A3" style:family="table-cell">
      <style:table-cell-properties style:vertical-align="middle" fo:padding="0.051cm" fo:border-left="none" fo:border-right="none" fo:border-top="0.55pt solid #000000" fo:border-bottom="none"/>
    </style:style>
    <style:style style:name="Table2.G3" style:family="table-cell">
      <style:table-cell-properties style:vertical-align="middle" fo:padding="0.051cm" fo:border-left="none" fo:border-right="none" fo:border-top="0.55pt solid #000000" fo:border-bottom="none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I4" style:family="table-cell">
      <style:table-cell-properties style:vertical-align="middle" fo:padding="0.051cm" fo:border="0.05pt solid #000000"/>
    </style:style>
    <style:style style:name="Table2.A5" style:family="table-cell">
      <style:table-cell-properties style:vertical-align="middle" fo:padding="0.051cm" fo:border="none"/>
    </style:style>
    <style:style style:name="Table2.G5" style:family="table-cell">
      <style:table-cell-properties style:vertical-align="middle" fo:padding="0.051cm" fo:border="none"/>
    </style:style>
    <style:style style:name="Table2.A6" style:family="table-cell">
      <style:table-cell-properties style:vertical-align="middle" fo:padding="0cm" fo:border="none"/>
    </style:style>
    <style:style style:name="Table2.G6" style:family="table-cell">
      <style:table-cell-properties style:vertical-align="middle" fo:padding="0cm" fo:border="none"/>
    </style:style>
    <style:style style:name="Table2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3" style:family="table">
      <style:table-properties style:width="18.463cm" fo:margin-left="0cm" table:align="left"/>
    </style:style>
    <style:style style:name="Table3.A" style:family="table-column">
      <style:table-column-properties style:column-width="0.617cm"/>
    </style:style>
    <style:style style:name="Table3.B" style:family="table-column">
      <style:table-column-properties style:column-width="4.277cm"/>
    </style:style>
    <style:style style:name="Table3.C" style:family="table-column">
      <style:table-column-properties style:column-width="3.505cm"/>
    </style:style>
    <style:style style:name="Table3.D" style:family="table-column">
      <style:table-column-properties style:column-width="3.507cm"/>
    </style:style>
    <style:style style:name="Table3.E" style:family="table-column">
      <style:table-column-properties style:column-width="0.402cm"/>
    </style:style>
    <style:style style:name="Table3.F" style:family="table-column">
      <style:table-column-properties style:column-width="2.619cm"/>
    </style:style>
    <style:style style:name="Table3.G" style:family="table-column">
      <style:table-column-properties style:column-width="0.109cm"/>
    </style:style>
    <style:style style:name="Table3.H" style:family="table-column">
      <style:table-column-properties style:column-width="3.425cm"/>
    </style:style>
    <style:style style:name="Table3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3.2" style:family="table-row">
      <style:table-row-properties style:min-row-height="0.598cm"/>
    </style:style>
    <style:style style:name="Table3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3.A3" style:family="table-cell">
      <style:table-cell-properties style:vertical-align="middle" fo:padding="0.051cm" fo:border-left="none" fo:border-right="none" fo:border-top="0.55pt solid #000000" fo:border-bottom="none"/>
    </style:style>
    <style:style style:name="Table3.F3" style:family="table-cell">
      <style:table-cell-properties style:vertical-align="middle" fo:padding="0.051cm" fo:border-left="none" fo:border-right="none" fo:border-top="0.55pt solid #000000" fo:border-bottom="none"/>
    </style:style>
    <style:style style:name="Table3.4" style:family="table-row">
      <style:table-row-properties fo:keep-together="always"/>
    </style:style>
    <style:style style:name="Table3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G4" style:family="table-cell">
      <style:table-cell-properties style:vertical-align="middle" fo:padding="0.051cm" fo:border="0.05pt solid #000000"/>
    </style:style>
    <style:style style:name="Table3.A5" style:family="table-cell">
      <style:table-cell-properties style:vertical-align="middle" fo:padding="0.051cm" fo:border="none"/>
    </style:style>
    <style:style style:name="Table3.F5" style:family="table-cell">
      <style:table-cell-properties style:vertical-align="middle" fo:padding="0.051cm" fo:border="none"/>
    </style:style>
    <style:style style:name="Table3.A6" style:family="table-cell">
      <style:table-cell-properties style:vertical-align="middle" fo:padding="0cm" fo:border="none"/>
    </style:style>
    <style:style style:name="Table3.F6" style:family="table-cell">
      <style:table-cell-properties style:vertical-align="middle" fo:padding="0cm" fo:border="none"/>
    </style:style>
    <style:style style:name="Table3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" style:family="table">
      <style:table-properties style:width="18.463cm" fo:margin-left="0cm" table:align="left"/>
    </style:style>
    <style:style style:name="Table4.A" style:family="table-column">
      <style:table-column-properties style:column-width="12.308cm"/>
    </style:style>
    <style:style style:name="Table4.B" style:family="table-column">
      <style:table-column-properties style:column-width="6.154cm"/>
    </style:style>
    <style:style style:name="Table4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4.2" style:family="table-row">
      <style:table-row-properties style:min-row-height="0.598cm"/>
    </style:style>
    <style:style style:name="Table4.A2" style:family="table-cell">
      <style:table-cell-properties style:vertical-align="middle" fo:background-color="transparent" fo:padding="0.051cm" fo:border-left="0.8pt solid #000000" fo:border-right="0.05pt solid #000000" fo:border-top="0.8pt solid #000000" fo:border-bottom="0.05pt solid #000000">
        <style:background-image/>
      </style:table-cell-properties>
    </style:style>
    <style:style style:name="Table8" style:family="table">
      <style:table-properties style:width="18.473cm" fo:margin-left="0cm" table:align="left" style:may-break-between-rows="false"/>
    </style:style>
    <style:style style:name="Table8.A" style:family="table-column">
      <style:table-column-properties style:column-width="11.065cm"/>
    </style:style>
    <style:style style:name="Table8.B" style:family="table-column">
      <style:table-column-properties style:column-width="3.727cm"/>
    </style:style>
    <style:style style:name="Table8.C" style:family="table-column">
      <style:table-column-properties style:column-width="3.681cm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8.A2" style:family="table-cell">
      <style:table-cell-properties style:vertical-align="middle" fo:background-color="transparent" fo:padding="0.051cm" fo:border="none">
        <style:background-image/>
      </style:table-cell-properties>
    </style:style>
    <style:style style:name="Table5" style:family="table">
      <style:table-properties style:width="18.473cm" fo:margin-left="0cm" table:align="left"/>
    </style:style>
    <style:style style:name="Table5.A" style:family="table-column">
      <style:table-column-properties style:column-width="5.484cm"/>
    </style:style>
    <style:style style:name="Table5.B" style:family="table-column">
      <style:table-column-properties style:column-width="0.818cm"/>
    </style:style>
    <style:style style:name="Table5.C" style:family="table-column">
      <style:table-column-properties style:column-width="5.796cm"/>
    </style:style>
    <style:style style:name="Table5.E" style:family="table-column">
      <style:table-column-properties style:column-width="5.556cm"/>
    </style:style>
    <style:style style:name="Table5.A1" style:family="table-cell">
      <style:table-cell-properties fo:padding="0.051cm" fo:border="none"/>
    </style:style>
    <style:style style:name="Table5.A2" style:family="table-cell">
      <style:table-cell-properties fo:padding="0.051cm" fo:border-left="none" fo:border-right="none" fo:border-top="none" fo:border-bottom="0.05pt solid #000000"/>
    </style:style>
    <style:style style:name="Table5.A4" style:family="table-cell">
      <style:table-cell-properties fo:padding="0cm" fo:border="none"/>
    </style:style>
    <style:style style:name="P1" style:family="paragraph" style:parent-style-name="Table_20_Contents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2" style:family="paragraph" style:parent-style-name="Table_20_Contents">
      <style:text-properties style:font-name="Arial" fo:font-size="10pt" style:font-name-asian="DejaVu Sans Mono" style:font-size-asian="10pt" style:font-name-complex="DejaVu Sans Mono" style:font-size-complex="10pt"/>
    </style:style>
    <style:style style:name="P3" style:family="paragraph" style:parent-style-name="Table_20_Contents">
      <style:text-properties style:font-name="Arial" fo:font-size="10pt" officeooo:paragraph-rsid="002765d8" style:font-name-asian="DejaVu Sans Mono" style:font-size-asian="10pt" style:font-name-complex="DejaVu Sans Mono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rsid="0020ccfc" officeooo:paragraph-rsid="0020ccfc" style:font-name-asian="DejaVu Sans Mono" style:font-size-asian="10pt" style:font-name-complex="DejaVu Sans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paragraph-rsid="00198e2d" style:font-name-asian="DejaVu Sans Mono" style:font-size-asian="10pt" style:font-name-complex="DejaVu Sans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paragraph-rsid="00adc388" style:font-name-asian="DejaVu Sans Mono" style:font-size-asian="10pt" style:font-name-complex="DejaVu Sans Mono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paragraph-rsid="00b6eb3b" style:font-name-asian="DejaVu Sans Mono" style:font-size-asian="10pt" style:font-name-complex="DejaVu Sans Mono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officeooo:paragraph-rsid="00ba2b2c" style:font-name-asian="DejaVu Sans Mono" style:font-size-asian="10pt" style:font-name-complex="DejaVu Sans Mono" style:font-size-complex="10pt"/>
    </style:style>
    <style:style style:name="P15" style:family="paragraph" style:parent-style-name="Table_20_Contents">
      <style:text-properties style:font-name="Arial" fo:font-size="10pt" officeooo:rsid="00977d59" officeooo:paragraph-rsid="00977d59" style:font-name-asian="DejaVu Sans Mono" style:font-size-asian="10pt" style:font-name-complex="DejaVu Sans Mono" style:font-size-complex="10pt"/>
    </style:style>
    <style:style style:name="P16" style:family="paragraph" style:parent-style-name="Table_20_Contents"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7" style:family="paragraph" style:parent-style-name="Table_20_Contents"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officeooo:rsid="00b091b9" officeooo:paragraph-rsid="00aecfb8" style:font-name-asian="DejaVu Sans Mono" style:font-size-asian="10pt" style:font-name-complex="DejaVu Sans Mono" style:font-size-complex="10pt"/>
    </style:style>
    <style:style style:name="P19" style:family="paragraph" style:parent-style-name="Table_20_Contents"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1de6f5" style:font-name-asian="DejaVu Sans Mono" style:font-size-asian="8.75pt" style:font-weight-asian="bold" style:font-name-complex="DejaVu Sans Mono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0ccfc" style:font-name-asian="DejaVu Sans Mono" style:font-size-asian="8.75pt" style:font-weight-asian="bold" style:font-name-complex="DejaVu Sans Mono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765d8" style:font-name-asian="DejaVu Sans Mono" style:font-size-asian="8.75pt" style:font-weight-asian="bold" style:font-name-complex="DejaVu Sans Mono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b6eb3b" style:font-name-asian="DejaVu Sans Mono" style:font-size-asian="8.75pt" style:font-weight-asian="normal" style:font-name-complex="DejaVu Sans Mono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ad07d2" style:font-name-asian="DejaVu Sans Mono" style:font-size-asian="8.75pt" style:font-weight-asian="normal" style:font-name-complex="DejaVu Sans Mono" style:font-size-complex="10pt" style:font-weight-complex="normal"/>
    </style:style>
    <style:style style:name="P25" style:family="paragraph" style:parent-style-name="Table_20_Contents">
      <style:text-properties style:font-name="Arial" fo:font-size="10pt" fo:font-weight="bold" officeooo:rsid="00314e41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font-weight="bold" officeooo:rsid="00314e41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ba2b2c" style:font-name-asian="DejaVu Sans Mono" style:font-size-asian="10pt" style:font-weight-asian="bold" style:font-name-complex="DejaVu Sans Mono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7" style:family="paragraph" style:parent-style-name="Table_20_Contents"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8" style:family="paragraph" style:parent-style-name="Table_20_Contents">
      <style:text-properties style:font-name="Arial" fo:font-size="10pt" fo:font-weight="bold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9" style:family="paragraph" style:parent-style-name="Table_20_Contents">
      <style:text-properties style:font-name="Arial" fo:font-size="10pt" fo:font-weight="bold" officeooo:rsid="00a43432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40" style:family="paragraph" style:parent-style-name="Table_20_Contents">
      <style:text-properties style:font-name="Arial" fo:font-size="10pt" fo:font-weight="bold" officeooo:rsid="00ab1143" officeooo:paragraph-rsid="00ab1143" style:font-name-asian="DejaVu Sans Mono" style:font-size-asian="10pt" style:font-weight-asian="bold" style:font-name-complex="DejaVu Sans Mono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c388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c19e37" officeooo:paragraph-rsid="00b6eb3b" style:font-name-asian="DejaVu Sans Mono" style:font-size-asian="10pt" style:font-weight-asian="bold" style:font-name-complex="DejaVu Sans Mono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6e8f1b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a43432" style:font-name-asian="DejaVu Sans Mono" style:font-size-asian="10pt" style:font-weight-asian="normal" style:font-name-complex="DejaVu Sans Mono" style:font-size-complex="10pt" style:font-weight-complex="normal"/>
    </style:style>
    <style:style style:name="P45" style:family="paragraph" style:parent-style-name="Table_20_Contents">
      <style:text-properties style:font-name="Arial" fo:font-size="8pt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8pt" officeooo:rsid="006e8f1b" officeooo:paragraph-rsid="006e8f1b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7pt" fo:font-weight="normal" officeooo:rsid="0068d1c4" officeooo:paragraph-rsid="00852790" style:font-name-asian="Microsoft YaHei" style:font-size-asian="7pt" style:font-weight-asian="normal" style:font-name-complex="Mangal" style:font-size-complex="7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01b87f7" style:font-name-asian="DejaVu Sans Mono" style:font-size-asian="12pt" style:font-weight-asian="bold" style:font-name-complex="DejaVu Sans Mono" style:font-size-complex="12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54" style:family="paragraph" style:parent-style-name="Table_20_Contents">
      <style:text-properties style:font-name="Arial1" fo:font-size="10pt" fo:font-weight="bold" officeooo:rsid="006135fa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5" style:family="paragraph" style:parent-style-name="Table_20_Contents">
      <style:text-properties style:font-name="Arial1" fo:font-size="10pt" fo:font-weight="bold" officeooo:rsid="007ef2e9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6" style:family="paragraph" style:parent-style-name="Table_20_Contents">
      <style:text-properties style:font-name="Arial1" fo:font-size="10pt" fo:font-weight="bold" officeooo:rsid="007ef2e9" officeooo:paragraph-rsid="00b216f6" style:font-name-asian="DejaVu Sans Mono" style:font-size-asian="8.75pt" style:font-weight-asian="bold" style:font-name-complex="DejaVu Sans Mono" style:font-size-complex="10pt" style:font-weight-complex="bold"/>
    </style:style>
    <style:style style:name="P57" style:family="paragraph" style:parent-style-name="Table_20_Contents"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58" style:family="paragraph" style:parent-style-name="Table_20_Contents"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59" style:family="paragraph" style:parent-style-name="Table_20_Contents"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60" style:family="paragraph" style:parent-style-name="Table_20_Contents"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98e2d" style:font-name-asian="DejaVu Sans Mono" style:font-size-asian="10pt" style:font-weight-asian="normal" style:font-name-complex="DejaVu Sans Mono" style:font-size-complex="10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Arial1" fo:font-size="10pt" fo:font-weight="normal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de6f5" style:font-name-asian="DejaVu Sans Mono" style:font-size-asian="10pt" style:font-weight-asian="normal" style:font-name-complex="DejaVu Sans Mono" style:font-size-complex="10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0a1bef3" style:font-name-asian="DejaVu Sans Mono" style:font-size-asian="10pt" style:font-weight-asian="normal" style:font-name-complex="DejaVu Sans Mono" style:font-size-complex="10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0a7a9d9" style:font-name-asian="DejaVu Sans Mono" style:font-size-asian="10pt" style:font-weight-asian="normal" style:font-name-complex="DejaVu Sans Mono" style:font-size-complex="10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Arial1" fo:font-size="10pt" style:text-underline-style="none" fo:font-weight="bold" officeooo:paragraph-rsid="002be0c8" style:font-name-asian="DejaVu Sans Mono" style:font-size-asian="8.75pt" style:font-weight-asian="bold" style:font-name-complex="DejaVu Sans Mono" style:font-size-complex="10pt" style:font-weight-complex="bold"/>
    </style:style>
    <style:style style:name="P68" style:family="paragraph" style:parent-style-name="Table_20_Contents">
      <style:text-properties style:font-name="Arial1" fo:font-size="10pt" officeooo:paragraph-rsid="009d4275" style:font-name-asian="DejaVu Sans Mono" style:font-size-asian="8.75pt" style:font-name-complex="DejaVu Sans Mono" style:font-size-complex="10pt"/>
    </style:style>
    <style:style style:name="P69" style:family="paragraph" style:parent-style-name="Table_20_Contents">
      <style:text-properties style:font-name="Arial1" fo:font-size="10pt" officeooo:paragraph-rsid="009d4821" style:font-name-asian="DejaVu Sans Mono" style:font-size-asian="8.75pt" style:font-name-complex="DejaVu Sans Mono" style:font-size-complex="10pt"/>
    </style:style>
    <style:style style:name="P70" style:family="paragraph" style:parent-style-name="Table_20_Contents">
      <style:text-properties style:font-name="Arial1" fo:font-size="10pt" officeooo:paragraph-rsid="009e29e6" style:font-name-asian="DejaVu Sans Mono" style:font-size-asian="8.75pt" style:font-name-complex="DejaVu Sans Mono" style:font-size-complex="10pt"/>
    </style:style>
    <style:style style:name="P71" style:family="paragraph" style:parent-style-name="Table_20_Contents">
      <style:text-properties style:font-name="Arial1" fo:font-size="10pt" officeooo:paragraph-rsid="00a62f24" style:font-name-asian="DejaVu Sans Mono" style:font-size-asian="8.75pt" style:font-name-complex="DejaVu Sans Mono" style:font-size-complex="10pt"/>
    </style:style>
    <style:style style:name="P72" style:family="paragraph" style:parent-style-name="Table_20_Contents">
      <style:text-properties style:font-name="Arial1" fo:font-size="10pt" officeooo:paragraph-rsid="009c0199" style:font-name-asian="DejaVu Sans Mono" style:font-size-asian="8.75pt" style:font-name-complex="DejaVu Sans Mono" style:font-size-complex="10pt"/>
    </style:style>
    <style:style style:name="P73" style:family="paragraph" style:parent-style-name="Table_20_Contents">
      <style:text-properties style:font-name="Arial1" fo:font-size="5pt" officeooo:paragraph-rsid="009d4275" style:font-name-asian="DejaVu Sans Mono" style:font-size-asian="5pt" style:font-name-complex="DejaVu Sans Mono" style:font-size-complex="5pt"/>
    </style:style>
    <style:style style:name="P74" style:family="paragraph" style:parent-style-name="Table_20_Contents">
      <style:text-properties style:font-name="Arial1" fo:font-size="5pt" officeooo:paragraph-rsid="009d4821" style:font-name-asian="DejaVu Sans Mono" style:font-size-asian="5pt" style:font-name-complex="DejaVu Sans Mono" style:font-size-complex="5pt"/>
    </style:style>
    <style:style style:name="P75" style:family="paragraph" style:parent-style-name="Table_20_Contents">
      <style:text-properties style:font-name="Arial1" fo:font-size="5pt" officeooo:rsid="005e4658" officeooo:paragraph-rsid="009c0199" style:font-name-asian="DejaVu Sans Mono" style:font-size-asian="4.34999990463257pt" style:font-name-complex="DejaVu Sans Mono" style:font-size-complex="5pt"/>
    </style:style>
    <style:style style:name="P76" style:family="paragraph" style:parent-style-name="Table_20_Contents">
      <style:text-properties officeooo:paragraph-rsid="009d4821"/>
    </style:style>
    <style:style style:name="P77" style:family="paragraph" style:parent-style-name="Standard">
      <style:text-properties officeooo:paragraph-rsid="0062691c"/>
    </style:style>
    <style:style style:name="P78" style:family="paragraph" style:parent-style-name="Standard">
      <style:text-properties officeooo:rsid="001737e1" officeooo:paragraph-rsid="009d4275"/>
    </style:style>
    <style:style style:name="P79" style:family="paragraph" style:parent-style-name="Standard">
      <style:text-properties officeooo:paragraph-rsid="009d4275"/>
    </style:style>
    <style:style style:name="P80" style:family="paragraph" style:parent-style-name="Standard">
      <style:text-properties officeooo:paragraph-rsid="009e29e6"/>
    </style:style>
    <style:style style:name="P81" style:family="paragraph" style:parent-style-name="Standard">
      <style:text-properties officeooo:paragraph-rsid="009d4821"/>
    </style:style>
    <style:style style:name="P82" style:family="paragraph" style:parent-style-name="Standard">
      <style:text-properties officeooo:paragraph-rsid="00a43432"/>
    </style:style>
    <style:style style:name="P83" style:family="paragraph" style:parent-style-name="Preformatted_20_Text">
      <style:text-properties officeooo:rsid="001737e1" officeooo:paragraph-rsid="009c0199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font-weight="bold" officeooo:rsid="00c19e37" officeooo:paragraph-rsid="00b6eb3b" style:font-name-asian="DejaVu Sans Mono" style:font-size-asian="10pt" style:font-weight-asian="bold" style:font-name-complex="DejaVu Sans Mono" style:font-size-complex="10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fo:font-weight="bold" officeooo:rsid="00ba2b2c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T1" style:family="text">
      <style:text-properties style:font-name="Arial" style:font-size-asian="10pt"/>
    </style:style>
    <style:style style:name="T2" style:family="text">
      <style:text-properties style:font-name="Arial" fo:font-size="7pt" fo:font-weight="normal" officeooo:rsid="0068d1c4" style:font-name-asian="Microsoft YaHei" style:font-size-asian="7pt" style:font-weight-asian="normal" style:font-name-complex="Mangal" style:font-size-complex="7pt" style:font-weight-complex="normal"/>
    </style:style>
    <style:style style:name="T3" style:family="text">
      <style:text-properties style:font-name="Arial" officeooo:rsid="00771f29" style:font-name-asian="Microsoft YaHei" style:font-size-asian="10pt" style:font-name-complex="Mangal"/>
    </style:style>
    <style:style style:name="T4" style:family="text">
      <style:text-properties officeooo:rsid="0068d1c4"/>
    </style:style>
    <style:style style:name="T5" style:family="text">
      <style:text-properties style:font-name="Arial1" fo:font-weight="bold" style:font-size-asian="8.75pt" style:font-weight-asian="bold" style:font-weight-complex="bold"/>
    </style:style>
    <style:style style:name="T6" style:family="text">
      <style:text-properties officeooo:rsid="00198e2d"/>
    </style:style>
    <style:style style:name="T7" style:family="text">
      <style:text-properties officeooo:rsid="00da69f3"/>
    </style:style>
    <style:style style:name="T8" style:family="text">
      <style:text-properties officeooo:rsid="00b9df4d"/>
    </style:style>
    <style:style style:name="T9" style:family="text">
      <style:text-properties officeooo:rsid="00b16afa"/>
    </style:style>
    <style:style style:name="T10" style:family="text">
      <style:text-properties officeooo:rsid="00b216f6"/>
    </style:style>
    <style:style style:name="T11" style:family="text">
      <style:text-properties officeooo:rsid="00b3b610"/>
    </style:style>
    <style:style style:name="T12" style:family="text">
      <style:text-properties style:text-underline-style="none" fo:font-weight="normal" officeooo:rsid="005cc5d9" style:font-size-asian="8.75pt" style:font-weight-asian="normal" style:font-weight-complex="normal"/>
    </style:style>
    <style:style style:name="T13" style:family="text">
      <style:text-properties officeooo:rsid="00c637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1" table:number-columns-spanned="3" office:value-type="string">
            <text:p text:style-name="P61"><text:text-input text:description="&lt;_(&quot;NALOG ZA SLUŽBENO PUTOVANJE&quot;)&gt;">NALOG ZA SLUŽBENO PUTOVANJ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2" table:number-columns-spanned="3" office:value-type="string">
            <text:p text:style-name="P5"><text:span text:style-name="T6"><text:text-input text:description="&lt;_(&quot;Broj:&quot;)&gt;">Broj:</text:text-input></text:span><text:span text:style-name="T6"> </text:span><text:span text:style-name="T5"><text:text-input text:description="&lt;o.name or ''&gt;">name</text:text-input>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3" table:number-columns-spanned="2" office:value-type="string">
            <text:p text:style-name="P2"/>
          </table:table-cell>
          <table:covered-table-cell/>
          <table:table-cell table:style-name="Table1.D3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4" office:value-type="string">
            <text:p text:style-name="P49"><text:text-input text:description="&lt;_(&quot;OBRAČUN PUTNIH TROŠKOVA&quot;)&gt;">OBRAČUN PUTNIH TROŠKOVA</text:text-input>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table:number-columns-spanned="5" office:value-type="string">
            <text:p text:style-name="P62"><text:text-input text:description="&lt;_(&quot;Za obavljeno službeno putovanje na temelju ovog naloga podnosim ovaj obračun:&quot;)&gt;">Za obavljeno službeno putovanje na temelju ovog naloga podnosim ovaj obračun:</text:text-input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63"><text:text-input text:description="&lt;_(&quot;Na put sam krenuo-la dana&quot;)&gt;">Na put sam krenuo-la dana</text:text-input></text:p>
          </table:table-cell>
          <table:table-cell table:style-name="Table1.B7" office:value-type="string">
            <text:p text:style-name="P20"><text:text-input text:description="&lt;(formatLang(o.date_from or '',date_time=True)[:10])&gt;">date_from</text:text-input></text:p>
          </table:table-cell>
          <table:table-cell table:style-name="Table1.A1" office:value-type="string">
            <text:p text:style-name="P4"><text:text-input text:description="&lt;_(&quot;u&quot;)&gt;">u</text:text-input></text:p>
          </table:table-cell>
          <table:table-cell table:style-name="Table1.B7" office:value-type="string">
            <text:p text:style-name="P21"><text:text-input text:description="&lt;(formatLang(o.date_from or '',date_time=True)[11:])&gt;">time_from</text:text-input></text:p>
          </table:table-cell>
          <table:table-cell table:style-name="Table1.A1" office:value-type="string">
            <text:p text:style-name="P2"><text:text-input text:description="&lt;_(&quot;sati&quot;)&gt;">sati</text:text-input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63"><text:text-input text:description="&lt;_(&quot;Vratio-la sam se dana&quot;)&gt;">Vratio-la sam se dana</text:text-input></text:p>
          </table:table-cell>
          <table:table-cell table:style-name="Table1.B7" office:value-type="string">
            <text:p text:style-name="P20"><text:text-input text:description="&lt;(formatLang(o.date_to or '',date_time=True)[:10])&gt;">date_from</text:text-input></text:p>
          </table:table-cell>
          <table:table-cell table:style-name="Table1.A1" office:value-type="string">
            <text:p text:style-name="P4"><text:text-input text:description="&lt;_(&quot;u&quot;)&gt;">u</text:text-input></text:p>
          </table:table-cell>
          <table:table-cell table:style-name="Table1.B7" office:value-type="string">
            <text:p text:style-name="P22"><text:text-input text:description="&lt;(formatLang(o.date_to or '',date_time=True)[11:])&gt;">time_to</text:text-input></text:p>
          </table:table-cell>
          <table:table-cell table:style-name="Table1.A1" office:value-type="string">
            <text:p text:style-name="P3"><text:text-input text:description="&lt;_(&quot;sati&quot;)&gt;">sati</text:text-input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64"/>
          </table:table-cell>
          <table:table-cell table:style-name="Table1.A1" table:number-columns-spanned="4" office:value-type="string">
            <text:p text:style-name="P67"/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</table:table-row>
      </table:table>
      <text:p text:style-name="P8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26"><text:text-input text:description="&lt;_(&quot;I. DNEVNICA&quot;)&gt;">I. DNEVNIC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28"><text:text-input text:description="&lt;_(&quot;Država&quot;)&gt;">Država</text:text-input></text:p>
          </table:table-cell>
          <table:covered-table-cell/>
          <table:table-cell table:style-name="Table6.A2" office:value-type="string">
            <text:p text:style-name="P42"><text:text-input text:description="&lt;_('Od datuma')&gt;">Od datuma</text:text-input></text:p>
          </table:table-cell>
          <table:table-cell table:style-name="Table6.A2" office:value-type="string">
            <text:p text:style-name="P42"><text:text-input text:description="&lt;_('Do datuma')&gt;">Do datuma</text:text-input></text:p>
          </table:table-cell>
          <table:table-cell table:style-name="Table6.A2" office:value-type="string">
            <text:p text:style-name="P32"><text:text-input text:description="&lt; _(&quot;Iznos dnevnice&quot;)&gt;">Iznos dnevnice</text:text-input></text:p>
          </table:table-cell>
          <table:table-cell table:style-name="Table6.A2" office:value-type="string">
            <text:p text:style-name="P85"><text:text-input text:description="&lt;_(&quot;Broj dnevnica&quot;)&gt;">Broj dnevnica</text:text-input></text:p>
          </table:table-cell>
          <table:table-cell table:style-name="Table6.A2" office:value-type="string">
            <text:p text:style-name="P33"><text:text-input text:description="&lt;_(&quot;UKUPNO&quot;)&gt;">UKUPNO</text:text-input></text:p>
          </table:table-cell>
          <table:table-cell table:style-name="Table6.A2" office:value-type="string">
            <text:p text:style-name="P32"><text:text-input text:description="&lt;_(&quot;Tečaj&quot;)&gt;">Tečaj</text:text-input></text:p>
          </table:table-cell>
          <table:table-cell table:style-name="Table6.I2" office:value-type="string">
            <text:p text:style-name="P36"><text:text-input text:description="&lt;_(&quot;UKUPNO [HRK]&quot;)&gt;">UKUPNO [HRK]</text:text-input></text:p>
          </table:table-cell>
        </table:table-row>
        <table:table-row>
          <table:table-cell table:style-name="Table6.A3" table:number-columns-spanned="9" office:value-type="string">
            <text:p text:style-name="P71"><text:text-input text:description="&lt;for each=&quot;line in o.daily_allowanc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4" office:value-type="string">
            <text:p text:style-name="P9"><text:text-input text:description="&lt;str(o.daily_allowance_ids._ids.index(line.id)+1)&gt;">1</text:text-input>.</text:p>
          </table:table-cell>
          <table:table-cell table:style-name="Table6.B4" office:value-type="string">
            <text:p text:style-name="P19"><text:text-input text:description="&lt;line.country_id.name or ''&gt;">country</text:text-input></text:p>
          </table:table-cell>
          <table:table-cell table:style-name="Table6.C4" office:value-type="string">
            <text:p text:style-name="P10"><text:span text:style-name="T12"><text:text-input text:description="&lt;formatLang(line.date_from or '',date_time=True)[:10]&gt;">date_from</text:text-input></text:span><text:span text:style-name="T12"><text:line-break/></text:span><text:span text:style-name="T12"><text:text-input text:description="&lt;formatLang(line.date_from or '',date_time=True)[11:]&gt;">date_from</text:text-input></text:span></text:p>
          </table:table-cell>
          <table:table-cell table:style-name="Table6.D4" office:value-type="string">
            <text:p text:style-name="P23"><text:text-input text:description="&lt;formatLang(line.date_to or '',date_time=True)[:10]&gt;">date_to</text:text-input><text:line-break/><text:text-input text:description="&lt;formatLang(line.date_to or '',date_time=True)[11:]&gt;">date_to</text:text-input></text:p>
          </table:table-cell>
          <table:table-cell table:style-name="Table6.E4" office:value-type="string">
            <text:p text:style-name="P24"><text:text-input text:description="&lt;formatLang(line.allowance_unit_amount,digits=2) or ''&gt;">unit_amount</text:text-input></text:p>
          </table:table-cell>
          <table:table-cell table:style-name="Table6.F4" office:value-type="string">
            <text:p text:style-name="P9"><text:text-input text:description="&lt;formatLang(line.num_of_allowances,digits=2) or ''&gt;">num_of_allowance</text:text-input></text:p>
          </table:table-cell>
          <table:table-cell table:style-name="Table6.G4" office:value-type="string">
            <text:p text:style-name="P14"><text:text-input text:description="&lt;formatLang(line.allowance_amount_total,digits=2) or ''&gt;">total_allowance</text:text-input> <text:text-input text:description="&lt;line.currency_id.name or ''&gt;">currency_id</text:text-input></text:p>
          </table:table-cell>
          <table:table-cell table:style-name="Table6.H4" office:value-type="string">
            <text:p text:style-name="P9"><text:text-input text:description="&lt;formatLang(line.lcy_rate,digits=6) or ''&gt;">lcy_rate</text:text-input></text:p>
          </table:table-cell>
          <table:table-cell table:style-name="Table6.I4" office:value-type="string">
            <text:p text:style-name="P13"><text:text-input text:description="&lt;formatLang(line.lcy_allowance_amount_total,digits=2) or ''&gt;">lcy_allowance_amount_total</text:text-input> <text:text-input text:description="&lt;o.company_id.currency_id.name or ''&gt;">cc</text:text-input></text:p>
          </table:table-cell>
        </table:table-row>
        <table:table-row>
          <table:table-cell table:style-name="Table6.A5" table:number-columns-spanned="9" office:value-type="string">
            <text:p text:style-name="P72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6" table:number-columns-spanned="9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5" office:value-type="string">
            <text:p text:style-name="P60"><text:text-input text:description="&lt;_(&quot;Ukupno dnevnice&quot;)&gt;">Ukupno dnevnice</text:text-input></text:p>
          </table:table-cell>
          <table:covered-table-cell/>
          <table:covered-table-cell/>
          <table:covered-table-cell/>
          <table:covered-table-cell/>
          <table:table-cell table:style-name="Table6.A7" table:number-columns-spanned="3" office:value-type="string">
            <text:p text:style-name="P60"/>
          </table:table-cell>
          <table:covered-table-cell/>
          <table:covered-table-cell/>
          <table:table-cell table:style-name="Table6.A7" office:value-type="string">
            <text:p text:style-name="P53"><text:text-input text:description="&lt;formatLang(o.lcy_allowance_amount_total,digits=2) or ''&gt;">lcy_allowance_amount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7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6" office:value-type="string">
            <text:p text:style-name="P25"><text:text-input text:description="&lt;_(&quot;II. OSTALI TROŠKOVI&quot;)&gt;">II. OSTALI TROŠKOVI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25"/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27"><text:text-input text:description="&lt;_(&quot;Vrsta troškova&quot;)&gt;">Vrsta troškova</text:text-input></text:p>
          </table:table-cell>
          <table:covered-table-cell/>
          <table:table-cell table:style-name="Table2.A2" office:value-type="string">
            <text:p text:style-name="P27"><text:text-input text:description="&lt;_(&quot;Plaćanje&quot;)&gt;">Plaćanje</text:text-input></text:p>
          </table:table-cell>
          <table:table-cell table:style-name="Table2.A2" office:value-type="string">
            <text:p text:style-name="P29"><text:text-input text:description="&lt;_(&quot;Jedinična cijena&quot;)&gt;">Jedinična cijena</text:text-input></text:p>
          </table:table-cell>
          <table:table-cell table:style-name="Table2.A2" office:value-type="string">
            <text:p text:style-name="P29"><text:text-input text:description="&lt;_(&quot;Količina&quot;)&gt;">Količina</text:text-input></text:p>
          </table:table-cell>
          <table:table-cell table:style-name="Table2.A2" table:number-columns-spanned="2" office:value-type="string">
            <text:p text:style-name="P29"><text:text-input text:description="&lt;_(&quot;Tečaj&quot;)&gt;">Tečaj</text:text-input></text:p>
          </table:table-cell>
          <table:covered-table-cell/>
          <table:table-cell table:style-name="Table2.A2" office:value-type="string">
            <text:p text:style-name="P29"><text:text-input text:description="&lt;_(&quot;UKUPNO&quot;)&gt;">UKUPNO</text:text-input></text:p>
          </table:table-cell>
          <table:table-cell table:style-name="Table2.I2" office:value-type="string">
            <text:p text:style-name="P34"><text:text-input text:description="&lt;_(&quot;UKUPNO [HRK]&quot;)&gt;">UKUPNO [HRK]</text:text-input></text:p>
          </table:table-cell>
        </table:table-row>
        <table:table-row>
          <table:table-cell table:style-name="Table2.A3" table:number-columns-spanned="6" office:value-type="string">
            <text:p text:style-name="P68"><text:text-input text:description="&lt;for each=&quot;line in o.expense_lin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3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6"><text:text-input text:description="&lt;str(o.expense_line_ids._ids.index(line.id)+1)&gt;">1</text:text-input>.</text:p>
          </table:table-cell>
          <table:table-cell table:style-name="Table2.B4" office:value-type="string">
            <text:p text:style-name="P16"><text:text-input text:description="&lt;line.name or ''&gt;">name</text:text-input></text:p>
          </table:table-cell>
          <table:table-cell table:style-name="Table2.C4" office:value-type="string">
            <text:p text:style-name="P6"><text:text-input text:description="&lt;line.journal_id.name or ''&gt;">journal</text:text-input></text:p>
          </table:table-cell>
          <table:table-cell table:style-name="Table2.D4" office:value-type="string">
            <text:p text:style-name="P11"><text:text-input text:description="&lt;formatLang(line.unit_amount,digits=2) or ''&gt;">unit_amount</text:text-input> <text:text-input text:description="&lt;line.currency_id.name or ''&gt;">currency_id</text:text-input></text:p>
          </table:table-cell>
          <table:table-cell table:style-name="Table2.E4" office:value-type="string">
            <text:p text:style-name="P6"><text:text-input text:description="&lt;formatLang(line.unit_quantity,digits=2) or ''&gt;">unit_quantit</text:text-input></text:p>
          </table:table-cell>
          <table:table-cell table:style-name="Table2.F4" table:number-columns-spanned="2" office:value-type="string">
            <text:p text:style-name="P6"><text:text-input text:description="&lt;formatLang(line.lcy_rate,digits=6) or ''&gt;">lcy_rate</text:text-input></text:p>
          </table:table-cell>
          <table:covered-table-cell/>
          <table:table-cell table:style-name="Table2.H4" office:value-type="string">
            <text:p text:style-name="P11"><text:text-input text:description="&lt;formatLang(line.total_amount,digits=2) or ''&gt;">total_amount</text:text-input> <text:text-input text:description="&lt;line.currency_id.name or ''&gt;">currency_id</text:text-input></text:p>
          </table:table-cell>
          <table:table-cell table:style-name="Table2.I4" office:value-type="string">
            <text:p text:style-name="P11"><text:text-input text:description="&lt;formatLang(line.lcy_amount_total,digits=2) or ''&gt;">lcy_amount_total</text:text-input> <text:text-input text:description="&lt;o.company_id.currency_id.name or ''&gt;">cc</text:text-input></text:p>
          </table:table-cell>
        </table:table-row>
        <table:table-row>
          <table:table-cell table:style-name="Table2.A5" table:number-columns-spanned="6" office:value-type="string">
            <text:p text:style-name="P68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" table:number-columns-spanned="3" office:value-type="string">
            <text:p text:style-name="P68"/>
          </table:table-cell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table-cell table:style-name="Table2.G6" table:number-columns-spanned="3" office:value-type="string">
            <text:p text:style-name="P73"/>
          </table:table-cell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7"><text:text-input text:description="&lt;_(&quot;Ukupno ostali troškovi&quot;)&gt;">Ukupno ostali troškovi</text:text-input></text:p>
          </table:table-cell>
          <table:covered-table-cell/>
          <table:covered-table-cell/>
          <table:covered-table-cell/>
          <table:covered-table-cell/>
          <table:table-cell table:style-name="Table2.A7" table:number-columns-spanned="2" office:value-type="string">
            <text:p text:style-name="P57"/>
          </table:table-cell>
          <table:covered-table-cell/>
          <table:table-cell table:style-name="Table2.A7" office:value-type="string">
            <text:p text:style-name="P68"/>
          </table:table-cell>
          <table:table-cell table:style-name="Table2.A7" office:value-type="string">
            <text:p text:style-name="P50"><text:text-input text:description="&lt;formatLang(o.lcy_expense_amount_total,digits=2) or ''&gt;">lcy_expense_amount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7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table:number-columns-spanned="5" office:value-type="string">
            <text:p text:style-name="P40"><text:text-input text:description="&lt;_(&quot;III. TROŠKOVI PRIJEVOZA&quot;)&gt;">III. TROŠKOVI PRIJEVOZA</text:text-input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37"/>
          </table:table-cell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30"><text:span text:style-name="T13"><text:text-input text:description="&lt;_(&quot;Automobil&quot;)&gt;">Automobil</text:text-input></text:span></text:p>
          </table:table-cell>
          <table:covered-table-cell/>
          <table:table-cell table:style-name="Table3.A2" office:value-type="string">
            <text:p text:style-name="P41"><text:text-input text:description="&lt;_(&quot;Reg. oznaka&quot;)&gt;">Reg. oznaka</text:text-input></text:p>
          </table:table-cell>
          <table:table-cell table:style-name="Table3.A2" office:value-type="string">
            <text:p text:style-name="P31"><text:text-input text:description="&lt;_(&quot;Relacija&quot;)&gt;">Relacija</text:text-input></text:p>
          </table:table-cell>
          <table:table-cell table:style-name="Table3.A2" table:number-columns-spanned="2" office:value-type="string">
            <text:p text:style-name="P30"><text:text-input text:description="&lt;_(&quot;Udaljenost&quot;)&gt;">Udaljenost</text:text-input></text:p>
          </table:table-cell>
          <table:covered-table-cell/>
          <table:table-cell table:style-name="Table3.G2" table:number-columns-spanned="2" office:value-type="string">
            <text:p text:style-name="P35"><text:text-input text:description="&lt;_(&quot;UKUPNO [HRK]&quot;)&gt;">UKUPNO [HRK]</text:text-input></text:p>
          </table:table-cell>
          <table:covered-table-cell/>
        </table:table-row>
        <table:table-row>
          <table:table-cell table:style-name="Table3.A3" table:number-columns-spanned="5" office:value-type="string">
            <text:p text:style-name="P69"><text:text-input text:description="&lt;for each=&quot;line in o.itinerary_ids&quot;&gt;">for</text:text-input></text:p>
          </table:table-cell>
          <table:covered-table-cell/>
          <table:covered-table-cell/>
          <table:covered-table-cell/>
          <table:covered-table-cell/>
          <table:table-cell table:style-name="Table3.F3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7"><text:text-input text:description="&lt;str(o.itinerary_ids._ids.index(line.id)+1)&gt;">1</text:text-input>.</text:p>
          </table:table-cell>
          <table:table-cell table:style-name="Table3.B4" office:value-type="string">
            <text:p text:style-name="P17"><text:text-input text:description="&lt;line.vehicle or ''&gt;">vehicle</text:text-input></text:p>
          </table:table-cell>
          <table:table-cell table:style-name="Table3.C4" office:value-type="string">
            <text:p text:style-name="P18"><text:text-input text:description="&lt;line.license_plate or ''&gt;">license_plate</text:text-input></text:p>
          </table:table-cell>
          <table:table-cell table:style-name="Table3.D4" office:value-type="string">
            <text:p text:style-name="P8"><text:text-input text:description="&lt;line.relation or ''&gt;">relation</text:text-input></text:p>
          </table:table-cell>
          <table:table-cell table:style-name="Table3.E4" table:number-columns-spanned="2" office:value-type="string">
            <text:p text:style-name="P7"><text:text-input text:description="&lt;line.distance or ''&gt;">distance</text:text-input></text:p>
          </table:table-cell>
          <table:covered-table-cell/>
          <table:table-cell table:style-name="Table3.G4" table:number-columns-spanned="2" office:value-type="string">
            <text:p text:style-name="P12"><text:text-input text:description="&lt;formatLang(line.lcy_amount_total,digits=2) or ''&gt;">costs</text:text-input> <text:text-input text:description="&lt;o.company_id.currency_id.name or ''&gt;">cc</text:text-input></text:p>
          </table:table-cell>
          <table:covered-table-cell/>
        </table:table-row>
        <table:table-row>
          <table:table-cell table:style-name="Table3.A5" table:number-columns-spanned="5" office:value-type="string">
            <text:p text:style-name="P69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table-cell table:style-name="Table3.F5" table:number-columns-spanned="3" office:value-type="string">
            <text:p text:style-name="P69"/>
          </table:table-cell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74"/>
          </table:table-cell>
          <table:covered-table-cell/>
          <table:covered-table-cell/>
          <table:covered-table-cell/>
          <table:covered-table-cell/>
          <table:table-cell table:style-name="Table3.F6" table:number-columns-spanned="3" office:value-type="string">
            <text:p text:style-name="P76"/>
          </table:table-cell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58"><text:text-input text:description="&lt;_(&quot;Ukupno troškovi privatnog automobila&quot;)&gt;">Ukupno troškovi privatnog automobila</text:text-input></text:p>
          </table:table-cell>
          <table:covered-table-cell/>
          <table:covered-table-cell/>
          <table:covered-table-cell/>
          <table:table-cell table:style-name="Table3.A7" table:number-columns-spanned="2" office:value-type="string">
            <text:p text:style-name="P58"/>
          </table:table-cell>
          <table:covered-table-cell/>
          <table:table-cell table:style-name="Table3.A7" office:value-type="string">
            <text:p text:style-name="P69"/>
          </table:table-cell>
          <table:table-cell table:style-name="Table3.A7" office:value-type="string">
            <text:p text:style-name="P51"><text:text-input text:description="&lt;formatLang(sum_field(o.itinerary_ids,&quot;lcy_amount_total&quot;),digits=2) or ''&gt;">itinerary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81"/>
      <text:p text:style-name="P8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<text:text-input text:description="&lt;_(&quot;IV. IZVJEŠĆE SA SLUŽBENOG PUTA&quot;)&gt;">IV. IZVJEŠĆE SA SLUŽBENOG PUTA</text:text-input></text:p>
          </table:table-cell>
          <table:table-cell table:style-name="Table4.A1" office:value-type="string">
            <text:p text:style-name="P38"/>
          </table:table-cell>
        </table:table-row>
        <table:table-row table:style-name="Table4.2">
          <table:table-cell table:style-name="Table4.A2" table:number-columns-spanned="2" office:value-type="string">
            <text:p text:style-name="P44"><text:text-input text:description="&lt;o.other_data or ''&gt;">other_data</text:text-input></text:p>
          </table:table-cell>
          <table:covered-table-cell/>
        </table:table-row>
      </table:table>
      <text:p text:style-name="P82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54">SVEUKUPNI TROŠKOVI</text:p>
          </table:table-cell>
          <table:table-cell table:style-name="Table8.A1" office:value-type="string">
            <text:p text:style-name="P70"/>
          </table:table-cell>
          <table:table-cell table:style-name="Table8.A1" office:value-type="string">
            <text:p text:style-name="P52"><text:text-input text:description="&lt;formatLang(o.lcy_amount_total,digits=2) or ''&gt;">lcy_amount_total</text:text-input> <text:span text:style-name="T1"><text:text-input text:description="&lt;o.company_id.currency_id.name or ''&gt;">cc</text:text-input></text:span></text:p>
          </table:table-cell>
        </table:table-row>
        <table:table-row table:style-name="Table8.1">
          <table:table-cell table:style-name="Table8.A2" office:value-type="string">
            <text:p text:style-name="P59">minus ISPLAĆENA AKONTACIJA</text:p>
          </table:table-cell>
          <table:table-cell table:style-name="Table8.A2" office:value-type="string">
            <text:p text:style-name="P70"/>
          </table:table-cell>
          <table:table-cell table:style-name="Table8.A2" office:value-type="string">
            <text:p text:style-name="P52"><text:span text:style-name="T7"><text:text-input text:description="&lt;formatLang(o.lcy_advance_payment,digits=2) or ''&gt;">lcy_advance_payment</text:text-input></text:span> <text:span text:style-name="T1"><text:text-input text:description="&lt;o.company_id.currency_id.name or ''&gt;">cc</text:text-input></text:span></text:p>
          </table:table-cell>
        </table:table-row>
        <table:table-row table:style-name="Table8.1">
          <table:table-cell table:style-name="Table8.A2" office:value-type="string">
            <text:p text:style-name="P55">minus PLAĆENO <text:span text:style-name="T8">TRANSAKCIJSKIM RAČUNOM TVRTKE</text:span></text:p>
          </table:table-cell>
          <table:table-cell table:style-name="Table8.A2" office:value-type="string">
            <text:p text:style-name="P70"/>
          </table:table-cell>
          <table:table-cell table:style-name="Table8.A2" office:value-type="string">
            <text:p text:style-name="P52"><text:text-input text:description="&lt;formatLang(o.transaction_account_total,digits=2) or ''&gt;">transaction_account_total</text:text-input> <text:span text:style-name="T1"><text:text-input text:description="&lt;o.company_id.currency_id.name or ''&gt;">cc</text:text-input></text:span></text:p>
          </table:table-cell>
        </table:table-row>
        <table:table-row table:style-name="Table8.1">
          <table:table-cell table:style-name="Table8.A2" office:value-type="string">
            <text:p text:style-name="P56">minus PLAĆEN<text:span text:style-name="T10">I PRIVATNI TROŠKOVI</text:span></text:p>
          </table:table-cell>
          <table:table-cell table:style-name="Table8.A2" office:value-type="string">
            <text:p text:style-name="P70"/>
          </table:table-cell>
          <table:table-cell table:style-name="Table8.A2" office:value-type="string">
            <text:p text:style-name="P52"><text:span text:style-name="T11"><text:text-input text:description="&lt;formatLang(o.lcy_private_expense,digits=2) or ''&gt;">lcy_private_expense</text:text-input></text:span> <text:span text:style-name="T1"><text:text-input text:description="&lt;o.company_id.currency_id.name or ''&gt;">cc</text:text-input></text:span></text:p>
          </table:table-cell>
        </table:table-row>
        <table:table-row table:style-name="Table8.1">
          <table:table-cell table:style-name="Table8.A1" office:value-type="string">
            <text:p text:style-name="P59"><text:span text:style-name="T4">OSTATAK</text:span><text:span text:style-name="T2"><text:text-input text:description="&lt;if test=&quot;o.amount_return&lt;0&quot;&gt;">if test</text:text-input></text:span><text:span text:style-name="T4"> ZA </text:span><text:span text:style-name="T3">ISPLATU</text:span><text:span text:style-name="T2"><text:text-input text:description="&lt;/if&gt;">/if</text:text-input></text:span><text:span text:style-name="T2"><text:text-input text:description="&lt;if test=&quot;o.amount_return&gt;0&quot;&gt;">if test</text:text-input></text:span><text:span text:style-name="T4"> ZA POVRAT</text:span><text:span text:style-name="T2"><text:text-input text:description="&lt;/if&gt;">/if</text:text-input></text:span></text:p>
          </table:table-cell>
          <table:table-cell table:style-name="Table8.A1" office:value-type="string">
            <text:p text:style-name="P70"/>
          </table:table-cell>
          <table:table-cell table:style-name="Table8.A1" office:value-type="string">
            <text:p text:style-name="P52"><text:text-input text:description="&lt;formatLang(abs(o.amount_return),digits=2) or ''&gt;">amount_return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8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ext:soft-page-break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65"/>
          </table:table-cell>
          <table:table-cell table:style-name="Table5.A1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66"><text:text-input text:description="&lt;_(&quot;Odobrila Vanja Trošelj&quot;)&gt;">Vanja Trošelj</text:text-input></text:p>
          </table:table-cell>
          <table:table-cell table:style-name="Table5.A1" office:value-type="string">
            <text:p text:style-name="P45"/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P43"><text:text-input text:description="&lt;o.employee_id.name or ''&gt;">name</text:text-input></text:p>
          </table:table-cell>
        </table:table-row>
        <table:table-row>
          <table:table-cell table:style-name="Table5.A4" office:value-type="string">
            <text:p text:style-name="P46">(potpis <text:span text:style-name="T9">likvidatora</text:span>)</text:p>
          </table:table-cell>
          <table:table-cell table:style-name="Table5.A4" office:value-type="string">
            <text:p text:style-name="P45"/>
          </table:table-cell>
          <table:table-cell table:style-name="Table5.A4" office:value-type="string">
            <text:p text:style-name="P46">(potpis direktora)</text:p>
          </table:table-cell>
          <table:table-cell table:style-name="Table5.A4" office:value-type="string">
            <text:p text:style-name="P45"/>
          </table:table-cell>
          <table:table-cell table:style-name="Table5.A4" office:value-type="string">
            <text:p text:style-name="P46">(podnositelj računa)</text:p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7T09:53:39.744027346</dc:date>
    <meta:generator>LibreOffice/5.1.5.2$Linux_X86_64 LibreOffice_project/10m0$Build-2</meta:generator>
    <meta:editing-duration>PT8H44M5S</meta:editing-duration>
    <meta:editing-cycles>156</meta:editing-cycles>
    <meta:document-statistic meta:table-count="7" meta:image-count="0" meta:object-count="0" meta:page-count="2" meta:paragraph-count="89" meta:word-count="384" meta:character-count="1512" meta:non-whitespace-character-count="1428"/>
  </office:meta>
</office:document-meta>
</file>